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73cm" fo:min-width="4.193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73cm" fo:min-width="3.26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73cm" fo:min-width="4.426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45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09cm" fo:min-width="3.96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73cm" fo:min-width="3.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37cm" fo:min-width="1.8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8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 draw:fill-color="#ffffff"/>
      <style:paragraph-properties fo:text-align="start" style:writing-mode="lr-tb"/>
      <style:text-properties style:font-name="Courier New" fo:font-size="11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3cm" svg:height="1.123cm" svg:x="14.4cm" svg:y="2.361cm">
          <draw:text-box>
            <text:p text:style-name="P1"><text:span text:style-name="T1"># Final Report</text:span></text:p>
            <text:p text:style-name="P1"><text:span text:style-name="T1">This paper will...</text:span></text:p>
          </draw:text-box>
        </draw:frame>
        <draw:frame draw:style-name="gr2" draw:text-style-name="P2" draw:layer="layout" svg:width="3.762cm" svg:height="1.123cm" svg:x="14.4cm" svg:y="5.761cm">
          <draw:text-box>
            <text:p text:style-name="P1"><text:span text:style-name="T1"># Final Report</text:span></text:p>
            <text:p text:style-name="P1"><text:span text:style-name="T1">We show...</text:span></text:p>
          </draw:text-box>
        </draw:frame>
        <draw:frame draw:style-name="gr3" draw:text-style-name="P2" draw:layer="layout" svg:width="4.926cm" svg:height="1.123cm" svg:x="14.4cm" svg:y="3.8cm">
          <draw:text-box>
            <text:p text:style-name="P1"><text:span text:style-name="T1">Date,Tooth</text:span></text:p>
            <text:p text:style-name="P1"><text:span text:style-name="T1">2017-01-01,bicuspid</text:span></text:p>
          </draw:text-box>
        </draw:frame>
        <draw:frame draw:style-name="gr4" draw:text-style-name="P2" draw:layer="layout" svg:width="4.524cm" svg:height="1.995cm" svg:x="14.4cm" svg:y="10.967cm">
          <draw:text-box>
            <text:p text:style-name="P1"><text:span text:style-name="T1">Date,Tooth</text:span></text:p>
            <text:p text:style-name="P1"><text:span text:style-name="T1">2017-01-01,bicuspid</text:span></text:p>
            <text:p text:style-name="P1"><text:span text:style-name="T1">2017-02-05,molar</text:span></text:p>
          </draw:text-box>
        </draw:frame>
        <draw:frame draw:style-name="gr5" draw:text-style-name="P2" draw:layer="layout" svg:width="4.46cm" svg:height="1.559cm" svg:x="14.4cm" svg:y="7.167cm">
          <draw:text-box>
            <text:p text:style-name="P1"><text:span text:style-name="T1"># Working Notes</text:span></text:p>
            <text:p text:style-name="P1"><text:span text:style-name="T1">- do bibliography</text:span></text:p>
            <text:p text:style-name="P1"><text:span text:style-name="T1">- …</text:span></text:p>
          </draw:text-box>
        </draw:frame>
        <draw:frame draw:style-name="gr6" draw:text-style-name="P2" draw:layer="layout" svg:width="4.46cm" svg:height="1.123cm" svg:x="7.8cm" svg:y="3.161cm">
          <draw:text-box>
            <text:p text:style-name="P1"><text:span text:style-name="T1">report.md</text:span></text:p>
            <text:p text:style-name="P1"><text:span text:style-name="T1">data/northern.csv</text:span></text:p>
          </draw:text-box>
        </draw:frame>
        <draw:frame draw:style-name="gr5" draw:text-style-name="P2" draw:layer="layout" svg:width="4.46cm" svg:height="1.559cm" svg:x="7.8cm" svg:y="6.361cm">
          <draw:text-box>
            <text:p text:style-name="P1"><text:span text:style-name="T1">report.md</text:span></text:p>
            <text:p text:style-name="P1"><text:span text:style-name="T1">draft.md</text:span></text:p>
            <text:p text:style-name="P1"><text:span text:style-name="T1">data/northern.csv</text:span></text:p>
          </draw:text-box>
        </draw:frame>
        <draw:frame draw:style-name="gr6" draw:text-style-name="P2" draw:layer="layout" svg:width="4.46cm" svg:height="1.123cm" svg:x="7.8cm" svg:y="10.2cm">
          <draw:text-box>
            <text:p text:style-name="P1"><text:span text:style-name="T1">report.md</text:span></text:p>
            <text:p text:style-name="P1"><text:span text:style-name="T1">data/northern.csv</text:span></text:p>
          </draw:text-box>
        </draw:frame>
        <draw:line draw:style-name="gr7" draw:text-style-name="P3" draw:layer="layout" svg:x1="12.4cm" svg:y1="3.7cm" svg:x2="14.5cm" svg:y2="2.7cm">
          <text:p/>
        </draw:line>
        <draw:line draw:style-name="gr7" draw:text-style-name="P3" draw:layer="layout" svg:x1="12.4cm" svg:y1="3.7cm" svg:x2="14.338cm" svg:y2="4.4cm">
          <text:p/>
        </draw:line>
        <draw:line draw:style-name="gr7" draw:text-style-name="P3" draw:layer="layout" svg:x1="12.4cm" svg:y1="7.1cm" svg:x2="14.338cm" svg:y2="6.2cm">
          <text:p/>
        </draw:line>
        <draw:line draw:style-name="gr7" draw:text-style-name="P3" draw:layer="layout" svg:x1="12.4cm" svg:y1="7.1cm" svg:x2="14.5cm" svg:y2="7.8cm">
          <text:p/>
        </draw:line>
        <draw:line draw:style-name="gr7" draw:text-style-name="P3" draw:layer="layout" svg:x1="12.4cm" svg:y1="7.1cm" svg:x2="14.419cm" svg:y2="4.4cm">
          <text:p/>
        </draw:line>
        <draw:line draw:style-name="gr7" draw:text-style-name="P3" draw:layer="layout" svg:x1="12.4cm" svg:y1="10.8cm" svg:x2="14.258cm" svg:y2="6.6cm">
          <text:p/>
        </draw:line>
        <draw:line draw:style-name="gr7" draw:text-style-name="P3" draw:layer="layout" svg:x1="12.4cm" svg:y1="10.8cm" svg:x2="14.419cm" svg:y2="11.7cm">
          <text:p/>
        </draw:line>
        <draw:frame draw:style-name="gr8" draw:text-style-name="P2" draw:layer="layout" svg:width="2.365cm" svg:height="0.687cm" svg:x="2.6cm" svg:y="3.3cm">
          <draw:text-box>
            <text:p text:style-name="P1"><text:span text:style-name="T1">abc123f6</text:span></text:p>
          </draw:text-box>
        </draw:frame>
        <draw:frame draw:style-name="gr8" draw:text-style-name="P2" draw:layer="layout" svg:width="2.365cm" svg:height="0.687cm" svg:x="2.7cm" svg:y="6.7cm">
          <draw:text-box>
            <text:p text:style-name="P1"><text:span text:style-name="T1">6677ce4a</text:span></text:p>
          </draw:text-box>
        </draw:frame>
        <draw:frame draw:style-name="gr8" draw:text-style-name="P2" draw:layer="layout" svg:width="2.365cm" svg:height="0.687cm" svg:x="2.7cm" svg:y="10.401cm">
          <draw:text-box>
            <text:p text:style-name="P1"><text:span text:style-name="T1">feed0098</text:span></text:p>
          </draw:text-box>
        </draw:frame>
        <draw:line draw:style-name="gr7" draw:text-style-name="P3" draw:layer="layout" svg:x1="5.2cm" svg:y1="3.7cm" svg:x2="7.718cm" svg:y2="3.7cm">
          <text:p/>
        </draw:line>
        <draw:line draw:style-name="gr7" draw:text-style-name="P3" draw:layer="layout" svg:x1="5.2cm" svg:y1="7cm" svg:x2="7.8cm" svg:y2="7cm">
          <text:p/>
        </draw:line>
        <draw:line draw:style-name="gr7" draw:text-style-name="P3" draw:layer="layout" svg:x1="5.2cm" svg:y1="10.6cm" svg:x2="7.718cm" svg:y2="10.6cm">
          <text:p/>
        </draw:line>
        <draw:line draw:style-name="gr7" draw:text-style-name="P3" draw:layer="layout" svg:x1="3.9cm" svg:y1="6.7cm" svg:x2="3.9cm" svg:y2="3.9cm">
          <text:p/>
        </draw:line>
        <draw:line draw:style-name="gr7" draw:text-style-name="P3" draw:layer="layout" svg:x1="3.9cm" svg:y1="10.4cm" svg:x2="3.9cm" svg:y2="7.4cm">
          <text:p/>
        </draw:line>
        <draw:frame draw:style-name="gr9" draw:text-style-name="P4" draw:layer="layout" svg:width="2.686cm" svg:height="0.954cm" svg:x="2.4cm" svg:y="0.9cm">
          <draw:text-box>
            <text:p>Commit</text:p>
          </draw:text-box>
        </draw:frame>
        <draw:frame draw:style-name="gr10" draw:text-style-name="P4" draw:layer="layout" svg:width="1.78cm" svg:height="0.954cm" svg:x="8.9cm" svg:y="0.9cm">
          <draw:text-box>
            <text:p>Tree</text:p>
          </draw:text-box>
        </draw:frame>
        <draw:frame draw:style-name="gr11" draw:text-style-name="P4" draw:layer="layout" svg:width="1.768cm" svg:height="0.954cm" svg:x="15.4cm" svg:y="0.9cm">
          <draw:text-box>
            <text:p>Blob</text:p>
          </draw:text-box>
        </draw:frame>
        <draw:frame draw:style-name="gr12" draw:text-style-name="P4" draw:layer="layout" svg:width="1.886cm" svg:height="0.954cm" draw:transform="rotate (1.5707963267949) translate (0.9cm 7.686cm)">
          <draw:text-box>
            <text:p>Time</text:p>
          </draw:text-box>
        </draw:frame>
        <draw:line draw:style-name="gr7" draw:text-style-name="P5" draw:layer="layout" svg:x1="1.4cm" svg:y1="7.8cm" svg:x2="1.4cm" svg:y2="11.1cm">
          <text:p/>
        </draw:line>
        <draw:line draw:style-name="gr13" draw:text-style-name="P5" draw:layer="layout" svg:x1="1.4cm" svg:y1="3.4cm" svg:x2="1.4cm" svg:y2="5.7cm">
          <text:p/>
        </draw:line>
        <draw:line draw:style-name="gr14" draw:text-style-name="P5" draw:layer="layout" svg:x1="2.5cm" svg:y1="9.3cm" svg:x2="19.9cm" svg:y2="9.3cm">
          <text:p/>
        </draw:line>
        <draw:line draw:style-name="gr14" draw:text-style-name="P5" draw:layer="layout" svg:x1="2.5cm" svg:y1="5.3cm" svg:x2="19.9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0:30:47.644643000</meta:creation-date>
    <dc:date>2017-11-21T10:48:51.674476000</dc:date>
    <meta:editing-duration>PT14M42S</meta:editing-duration>
    <meta:editing-cycles>7</meta:editing-cycles>
    <meta:generator>LibreOffice/5.4.0.3$MacOSX_X86_64 LibreOffice_project/7556cbc6811c9d992f4064ab9287069087d7f62c</meta:generator>
    <meta:document-statistic meta:object-count="31"/>
  </office:meta>
</office:document-meta>
</file>